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489cm" fo:margin-left="-0.199cm" table:align="left" style:writing-mode="lr-tb"/>
    </style:style>
    <style:style style:name="Таблица2.A" style:family="table-column">
      <style:table-column-properties style:column-width="1.18cm"/>
    </style:style>
    <style:style style:name="Таблица2.B" style:family="table-column">
      <style:table-column-properties style:column-width="12.525cm"/>
    </style:style>
    <style:style style:name="Таблица2.C" style:family="table-column">
      <style:table-column-properties style:column-width="4.784cm"/>
    </style:style>
    <style:style style:name="Таблица2.1" style:family="table-row">
      <style:table-row-properties style:min-row-height="2.912cm" fo:keep-together="always"/>
    </style:style>
    <style:style style:name="Таблица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Таблица2.39" style:family="table-row">
      <style:table-row-properties fo:keep-together="auto"/>
    </style:style>
    <style:style style:name="Таблица2.40" style:family="table-row">
      <style:table-row-properties fo:keep-together="auto"/>
    </style:style>
    <style:style style:name="Таблица2.41" style:family="table-row">
      <style:table-row-properties fo:keep-together="auto"/>
    </style:style>
    <style:style style:name="Таблица2.42" style:family="table-row">
      <style:table-row-properties fo:keep-together="auto"/>
    </style:style>
    <style:style style:name="Таблица2.43" style:family="table-row">
      <style:table-row-properties fo:keep-together="auto"/>
    </style:style>
    <style:style style:name="Таблица2.44" style:family="table-row">
      <style:table-row-properties fo:keep-together="auto"/>
    </style:style>
    <style:style style:name="Таблица2.45" style:family="table-row">
      <style:table-row-properties fo:keep-together="auto"/>
    </style:style>
    <style:style style:name="Таблица2.46" style:family="table-row">
      <style:table-row-properties fo:keep-together="auto"/>
    </style:style>
    <style:style style:name="Таблица2.47" style:family="table-row">
      <style:table-row-properties fo:keep-together="auto"/>
    </style:style>
    <style:style style:name="Таблица2.48" style:family="table-row">
      <style:table-row-properties fo:keep-together="auto"/>
    </style:style>
    <style:style style:name="Таблица2.49" style:family="table-row">
      <style:table-row-properties fo:keep-together="auto"/>
    </style:style>
    <style:style style:name="Таблица2.50" style:family="table-row">
      <style:table-row-properties fo:keep-together="auto"/>
    </style:style>
    <style:style style:name="Таблица2.51" style:family="table-row">
      <style:table-row-properties fo:keep-together="auto"/>
    </style:style>
    <style:style style:name="Таблица2.52" style:family="table-row">
      <style:table-row-properties fo:keep-together="auto"/>
    </style:style>
    <style:style style:name="Таблица2.53" style:family="table-row">
      <style:table-row-properties fo:keep-together="auto"/>
    </style:style>
    <style:style style:name="Таблица2.54" style:family="table-row">
      <style:table-row-properties fo:keep-together="auto"/>
    </style:style>
    <style:style style:name="Таблица2.55" style:family="table-row">
      <style:table-row-properties fo:keep-together="auto"/>
    </style:style>
    <style:style style:name="Таблица2.56" style:family="table-row">
      <style:table-row-properties fo:keep-together="auto"/>
    </style:style>
    <style:style style:name="Таблица2.57" style:family="table-row">
      <style:table-row-properties fo:keep-together="auto"/>
    </style:style>
    <style:style style:name="Таблица2.58" style:family="table-row">
      <style:table-row-properties fo:keep-together="auto"/>
    </style:style>
    <style:style style:name="Таблица2.59" style:family="table-row">
      <style:table-row-properties fo:keep-together="auto"/>
    </style:style>
    <style:style style:name="Таблица2.60" style:family="table-row">
      <style:table-row-properties fo:keep-together="auto"/>
    </style:style>
    <style:style style:name="Таблица2.61" style:family="table-row">
      <style:table-row-properties fo:keep-together="auto"/>
    </style:style>
    <style:style style:name="Таблица2.62" style:family="table-row">
      <style:table-row-properties fo:keep-together="auto"/>
    </style:style>
    <style:style style:name="Таблица2.63" style:family="table-row">
      <style:table-row-properties fo:keep-together="auto"/>
    </style:style>
    <style:style style:name="Таблица2.64" style:family="table-row">
      <style:table-row-properties fo:keep-together="auto"/>
    </style:style>
    <style:style style:name="Таблица2.65" style:family="table-row">
      <style:table-row-properties fo:keep-together="auto"/>
    </style:style>
    <style:style style:name="Таблица2.66" style:family="table-row">
      <style:table-row-properties fo:keep-together="auto"/>
    </style:style>
    <style:style style:name="Таблица2.67" style:family="table-row">
      <style:table-row-properties fo:keep-together="auto"/>
    </style:style>
    <style:style style:name="Таблица2.68" style:family="table-row">
      <style:table-row-properties fo:keep-together="auto"/>
    </style:style>
    <style:style style:name="Таблица2.69" style:family="table-row">
      <style:table-row-properties fo:keep-together="auto"/>
    </style:style>
    <style:style style:name="Таблица2.70" style:family="table-row">
      <style:table-row-properties fo:keep-together="auto"/>
    </style:style>
    <style:style style:name="Таблица2.71" style:family="table-row">
      <style:table-row-properties fo:keep-together="auto"/>
    </style:style>
    <style:style style:name="Таблица2.72" style:family="table-row">
      <style:table-row-properties fo:keep-together="auto"/>
    </style:style>
    <style:style style:name="P1" style:family="paragraph" style:parent-style-name="Standard">
      <style:text-properties officeooo:paragraph-rsid="001dad7b"/>
    </style:style>
    <style:style style:name="P2" style:family="paragraph" style:parent-style-name="Standard">
      <style:paragraph-properties fo:text-align="center" style:justify-single-word="false"/>
      <style:text-properties fo:font-size="13pt" fo:language="uk" fo:country="UA" officeooo:paragraph-rsid="001dad7b" style:font-name-asian="Symbol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24688d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24688d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24688d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24688d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24688d" style:font-size-asian="12pt" style:font-name-complex="Times New Roman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24688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language="uk" fo:country="UA" officeooo:paragraph-rsid="00223cae" style:font-name-asian="Symbol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fo:language="uk" fo:country="UA" officeooo:paragraph-rsid="001dad7b" style:font-size-asian="13pt" style:font-size-complex="13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1dad7b" style:font-name-asian="Symbol" style:font-size-asian="13pt" style:font-size-complex="13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officeooo:rsid="0020d5e5" officeooo:paragraph-rsid="0020d5e5" style:font-name-asian="Symbol" style:font-size-asian="13pt" style:font-size-complex="13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bdd6" style:font-name-asian="Symbol" style:font-size-asian="13pt" style:font-size-complex="13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417d" style:font-name-asian="Symbol" style:font-size-asian="13pt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3pt" fo:language="uk" fo:country="UA" officeooo:paragraph-rsid="0023709c" style:font-name-asian="Symbol" style:font-size-asian="13pt" style:font-size-complex="12pt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fo:language="uk" fo:country="UA" fo:font-weight="bold" officeooo:paragraph-rsid="001dad7b" style:font-name-asian="Symbol" style:font-size-asian="13pt" style:language-asian="ru" style:country-asian="RU" style:font-weight-asian="bold" style:font-size-complex="13pt"/>
    </style:style>
    <style:style style:name="P2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2ce94" style:font-name-asian="Symbol" style:font-size-asian="13pt" style:font-size-complex="13pt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417d" style:font-name-asian="Symbol" style:font-size-asian="13pt" style:font-size-complex="13pt"/>
    </style:style>
    <style:style style:name="P28" style:family="paragraph" style:parent-style-name="msonormalbullet1.gif">
      <style:paragraph-properties fo:margin-left="0cm" fo:margin-right="0cm" fo:margin-top="0cm" fo:margin-bottom="0cm" loext:contextual-spacing="true" fo:text-indent="0cm" style:auto-text-indent="false"/>
      <style:text-properties fo:font-size="13pt" fo:language="uk" fo:country="UA" officeooo:paragraph-rsid="0023709c" style:font-name-asian="Symbol" style:font-size-asian="13pt" style:font-size-complex="13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3pt" fo:language="uk" fo:country="UA" officeooo:paragraph-rsid="00223cae" style:font-name-asian="Symbol" style:font-size-asian="13pt" style:font-size-complex="13pt"/>
    </style:style>
    <style:style style:name="P30" style:family="paragraph" style:parent-style-name="Standard">
      <style:paragraph-properties fo:margin-left="-0.025cm" fo:margin-right="0cm" fo:text-indent="0cm" style:auto-text-indent="false"/>
      <style:text-properties fo:font-size="13pt" fo:language="uk" fo:country="UA" officeooo:paragraph-rsid="0022ce94" style:font-name-asian="Symbol" style:font-size-asian="13pt" style:font-size-complex="12pt"/>
    </style:style>
    <style:style style:name="P31" style:family="paragraph" style:parent-style-name="Standard">
      <style:text-properties officeooo:paragraph-rsid="001dad7b"/>
    </style:style>
    <style:style style:name="P3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256ebf" style:font-size-asian="14pt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256ebf" style:font-size-asian="14pt" style:font-name-complex="Times New Roman" style:font-size-complex="12pt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256ebf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256ebf" style:font-size-asian="14pt" style:font-weight-asian="bold" style:font-name-complex="Times New Roman" style:font-size-complex="12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256ebf" style:font-size-asian="14pt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256ebf" style:font-size-asian="12pt" style:font-name-complex="Times New Roman" style:font-size-complex="12pt"/>
    </style:style>
    <style:style style:name="P38" style:family="paragraph" style:parent-style-name="Standard">
      <style:paragraph-properties fo:line-height="100%"/>
      <style:text-properties style:font-name="Times New Roman" fo:font-size="12pt" fo:language="uk" fo:country="UA" officeooo:paragraph-rsid="00256ebf" style:font-size-asian="12pt" style:font-name-complex="Times New Roman" style:font-size-complex="12pt"/>
    </style:style>
    <style:style style:name="P39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256ebf"/>
    </style:style>
    <style:style style:name="P40" style:family="paragraph" style:parent-style-name="Standard" style:list-style-name="WW8Num13">
      <style:paragraph-properties fo:margin-left="0cm" fo:margin-right="0cm" fo:text-align="end" style:justify-single-word="false" fo:text-indent="0cm" style:auto-text-indent="false" style:snap-to-layout-grid="false"/>
      <style:text-properties fo:font-size="13pt" fo:language="uk" fo:country="UA" officeooo:paragraph-rsid="001dad7b" style:font-name-asian="Symbol" style:font-size-asian="13pt" style:font-size-complex="13pt"/>
    </style:style>
    <style:style style:name="P41" style:family="paragraph" style:parent-style-name="Standard" style:master-page-name="Landscape">
      <style:paragraph-properties style:page-number="auto"/>
      <style:text-properties officeooo:paragraph-rsid="001dad7b"/>
    </style:style>
    <style:style style:name="P42" style:family="paragraph" style:parent-style-name="Standard" style:master-page-name="Landscape">
      <style:paragraph-properties fo:line-height="100%" style:page-number="auto"/>
      <style:text-properties style:font-name="Times New Roman" fo:font-size="14pt" fo:language="uk" fo:country="UA" officeooo:paragraph-rsid="00256ebf" style:font-size-asian="14pt" style:font-name-complex="Times New Roman" style:font-size-complex="12pt"/>
    </style:style>
    <style:style style:name="T1" style:family="text">
      <style:text-properties style:font-name-asian="Times New Roman"/>
    </style:style>
    <style:style style:name="T2" style:family="text">
      <style:text-properties style:font-name-asian="Symbol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fo:background-color="#ffffff" loext:char-shading-value="0" style:font-size-complex="12pt"/>
    </style:style>
    <style:style style:name="T5" style:family="text">
      <style:text-properties fo:color="#000000" fo:font-size="13pt" fo:background-color="#ffffff" loext:char-shading-value="0" style:font-size-asian="13pt" style:font-size-complex="13pt"/>
    </style:style>
    <style:style style:name="T6" style:family="text">
      <style:text-properties fo:color="#000000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size-complex="12pt"/>
    </style:style>
    <style:style style:name="T9" style:family="text">
      <style:text-properties officeooo:rsid="0014585f"/>
    </style:style>
    <style:style style:name="T10" style:family="text">
      <style:text-properties officeooo:rsid="000f0310"/>
    </style:style>
    <style:style style:name="T11" style:family="text">
      <style:text-properties officeooo:rsid="004b0273"/>
    </style:style>
    <style:style style:name="T12" style:family="text">
      <style:text-properties officeooo:rsid="0042ad5b"/>
    </style:style>
    <style:style style:name="T13" style:family="text">
      <style:text-properties officeooo:rsid="004cf7a1" style:font-size-complex="14pt" style:font-weight-complex="bold"/>
    </style:style>
    <style:style style:name="T14" style:family="text">
      <style:text-properties officeooo:rsid="004fdaeb" style:font-size-complex="14pt" style:font-weight-complex="bold"/>
    </style:style>
    <style:style style:name="T15" style:family="text">
      <style:text-properties officeooo:rsid="00454823"/>
    </style:style>
    <style:style style:name="T1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1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1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<text:span text:style-name="T1">№</text:span><text:span text:style-name="T2">з/п</text:span></text:p>
          </table:table-cell>
          <table:table-cell table:style-name="Таблица2.A1" office:value-type="string">
            <text:p text:style-name="P2">Зміст навчального матеріалу (Модулі)</text:p>
          </table:table-cell>
          <table:table-cell table:style-name="Таблица2.C1" office:value-type="string">
            <text:p text:style-name="P3">Години в класі</text:p>
          </table:table-cell>
        </table:table-row>
        <table:table-row table:style-name="Таблица2.2">
          <table:table-cell table:style-name="Таблица2.A2" office:value-type="string">
            <text:list xml:id="list2744513381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2"><text:span text:style-name="T7">Вступ. </text:span><text:span text:style-name="apple-style-span"><text:span text:style-name="T5">Правила безпеки життєдіяльності в комп’ютерному класі.</text:span></text:span></text:p>
          </table:table-cell>
          <table:table-cell table:style-name="Таблица2.C2" office:value-type="string">
            <text:p text:style-name="P14">2</text:p>
          </table:table-cell>
        </table:table-row>
        <table:table-row table:style-name="Таблица2.3">
          <table:table-cell table:style-name="Таблица2.A2" office:value-type="string">
            <text:list xml:id="list11411597196237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9"><text:span text:style-name="apple-style-span"><text:span text:style-name="T4">Введення в інформаційні технології (ІТ)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">
          <table:table-cell table:style-name="Таблица2.A2" office:value-type="string">
            <text:list xml:id="list11411561888434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1. Знайомство з персональним комп'ютером. </text:p>
          </table:table-cell>
          <table:table-cell table:style-name="Таблица2.C2" office:value-type="string">
            <text:p text:style-name="P14">6</text:p>
          </table:table-cell>
        </table:table-row>
        <table:table-row table:style-name="Таблица2.5">
          <table:table-cell table:style-name="Таблица2.A2" office:value-type="string">
            <text:list xml:id="list11411520536683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Опис комп'ютерної системи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">
          <table:table-cell table:style-name="Таблица2.A2" office:value-type="string">
            <text:list xml:id="list11411693263904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Ознайомлення з назвами, призначенням і характеристиками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7">
          <table:table-cell table:style-name="Таблица2.A2" office:value-type="string">
            <text:list xml:id="list11411505991768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Вибір компонентів комп’ютера для заміни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8">
          <table:table-cell table:style-name="Таблица2.A2" office:value-type="string">
            <text:list xml:id="list11411644634986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Комплектації спеціалізованих комп’ютерних систем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9">
          <table:table-cell table:style-name="Таблица2.A2" office:value-type="string">
            <text:list xml:id="list11411510498047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Ознайомлення</text:span></text:span><text:span text:style-name="apple-style-span"><text:span text:style-name="T6"> з системними ресурсами та їх призначенням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0">
          <table:table-cell table:style-name="Таблица2.A2" office:value-type="string">
            <text:list xml:id="list11411626477489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2. Безпека життєдіяльності. Безпечні лабораторні процедури та використання інструментів.</text:p>
          </table:table-cell>
          <table:table-cell table:style-name="Таблица2.C2" office:value-type="string">
            <text:p text:style-name="P14">6</text:p>
          </table:table-cell>
        </table:table-row>
        <table:table-row table:style-name="Таблица2.11">
          <table:table-cell table:style-name="Таблица2.A2" office:value-type="string">
            <text:list xml:id="list114115681872791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4">Пояснення</text:span></text:span><text:span text:style-name="apple-style-span"><text:span text:style-name="T6"> важливості </text:span></text:span><text:span text:style-name="apple-style-span"><text:span text:style-name="T4">забезпечення</text:span></text:span><text:span text:style-name="apple-style-span"><text:span text:style-name="T6"> безпечних умов праці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2">
          <table:table-cell table:style-name="Таблица2.A2" office:value-type="string">
            <text:list xml:id="list114117050326101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6">Ознайомлення</text:span></text:span><text:span text:style-name="apple-style-span"><text:span text:style-name="T4"> з потенційними небезпеками та способами їх усунення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3">
          <table:table-cell table:style-name="Таблица2.A2" office:value-type="string">
            <text:list xml:id="list11411708464821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6">Ознайомлення</text:span></text:span><text:span text:style-name="apple-style-span"><text:span text:style-name="T4"> з засобами для профілактичних робіт та їх призначенням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4">
          <table:table-cell table:style-name="Таблица2.A2" office:value-type="string">
            <text:list xml:id="list11411653462834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6">Правила та </text:span></text:span><text:span text:style-name="apple-style-span"><text:span text:style-name="T4">демонстрація</text:span></text:span><text:span text:style-name="apple-style-span"><text:span text:style-name="T6"> правильного</text:span></text:span><text:span text:style-name="apple-style-span"><text:span text:style-name="T4"> використання відповідних інструментів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5">
          <table:table-cell table:style-name="Таблица2.A2" office:value-type="string">
            <text:list xml:id="list11411550975813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7"><text:span text:style-name="apple-style-span"><text:span text:style-name="T6">Правила та </text:span></text:span><text:span text:style-name="apple-style-span"><text:span text:style-name="T4">демонстрація підтримки чистоти комп'ютерів всередині та зовні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6">
          <table:table-cell table:style-name="Таблица2.A2" office:value-type="string">
            <text:list xml:id="list11411610822478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3. Складання комп'ютера - покрокові інструкції.</text:p>
          </table:table-cell>
          <table:table-cell table:style-name="Таблица2.C2" office:value-type="string">
            <text:p text:style-name="P14">8</text:p>
          </table:table-cell>
        </table:table-row>
        <table:table-row table:style-name="Таблица2.17">
          <table:table-cell table:style-name="Таблица2.A2" office:value-type="string">
            <text:list xml:id="list11411557781109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5"><text:span text:style-name="apple-style-span"><text:span text:style-name="T6">Правила відкриття корпусу персонального комп’ютера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8">
          <table:table-cell table:style-name="Таблица2.A2" office:value-type="string">
            <text:list xml:id="list11411512848490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Встановлення блоку живлення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19">
          <table:table-cell table:style-name="Таблица2.A2" office:value-type="string">
            <text:list xml:id="list114115432969094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Підключення компонентів до материнської плати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0">
          <table:table-cell table:style-name="Таблица2.A2" office:value-type="string">
            <text:list xml:id="list11411554580462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Встановлення</text:span></text:span><text:span text:style-name="apple-style-span"><text:span text:style-name="T6"> внутрішніх дисків, дисководів в зовнішні відсіки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1">
          <table:table-cell table:style-name="Таблица2.A2" office:value-type="string">
            <text:list xml:id="list11411605832170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6">Інструкції під’єднання кабелів даних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2">
          <table:table-cell table:style-name="Таблица2.A2" office:value-type="string">
            <text:list xml:id="list114115664815804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6">Первісне завантаження комп'ютера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3">
          <table:table-cell table:style-name="Таблица2.A2" office:value-type="string">
            <text:list xml:id="list11411575721146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8">Оновлення та встановлення пристроїв введення та виведення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4">
          <table:table-cell table:style-name="Таблица2.A2" office:value-type="string">
            <text:list xml:id="list11411621424823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4. Огляд профілактичного обслуговування.</text:p>
          </table:table-cell>
          <table:table-cell table:style-name="Таблица2.C2" office:value-type="string">
            <text:p text:style-name="P14">2</text:p>
          </table:table-cell>
        </table:table-row>
        <table:table-row table:style-name="Таблица2.25">
          <table:table-cell table:style-name="Таблица2.A2" office:value-type="string">
            <text:list xml:id="list11411579138747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6">Процес пошуку та усунення несправностей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6">
          <table:table-cell table:style-name="Таблица2.A2" office:value-type="string">
            <text:list xml:id="list11411585184947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5. Операційні системи.</text:p>
          </table:table-cell>
          <table:table-cell table:style-name="Таблица2.C2" office:value-type="string">
            <text:p text:style-name="P14">8</text:p>
          </table:table-cell>
        </table:table-row>
        <text:soft-page-break/>
        <table:table-row table:style-name="Таблица2.27">
          <table:table-cell table:style-name="Таблица2.A2" office:value-type="string">
            <text:list xml:id="list114115458862359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Призначення операційної системи (ОС)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8">
          <table:table-cell table:style-name="Таблица2.A2" office:value-type="string">
            <text:list xml:id="list11411689547588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Опис і порівняння операційних систем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29">
          <table:table-cell table:style-name="Таблица2.A2" office:value-type="string">
            <text:list xml:id="list11411656708053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новлення операційних систем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0">
          <table:table-cell table:style-name="Таблица2.A2" office:value-type="string">
            <text:list xml:id="list11411547947188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Пояснення концепцій операційних систем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1">
          <table:table-cell table:style-name="Таблица2.A2" office:value-type="string">
            <text:list xml:id="list11411509719881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Встановлення</text:span></text:span><text:span text:style-name="apple-style-span"><text:span text:style-name="T6"> операційної системи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2">
          <table:table-cell table:style-name="Таблица2.A2" office:value-type="string">
            <text:list xml:id="list11411698191026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Опис</text:span></text:span><text:span text:style-name="apple-style-span"><text:span text:style-name="T6"> </text:span></text:span><text:span text:style-name="apple-style-span"><text:span text:style-name="T4">варіантів вибіркового встановлення ОС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3">
          <table:table-cell table:style-name="Таблица2.A2" office:value-type="string">
            <text:list xml:id="list11411690659964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Засоби відновлення системи: 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4">
          <table:table-cell table:style-name="Таблица2.A2" office:value-type="string">
            <text:list xml:id="list11411528994780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6. Мережі.</text:p>
          </table:table-cell>
          <table:table-cell table:style-name="Таблица2.C2" office:value-type="string">
            <text:p text:style-name="P14">6</text:p>
          </table:table-cell>
        </table:table-row>
        <table:table-row table:style-name="Таблица2.35">
          <table:table-cell table:style-name="Таблица2.A2" office:value-type="string">
            <text:list xml:id="list11411643198696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Ідентифікація мереж. Типи мереж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6">
          <table:table-cell table:style-name="Таблица2.A2" office:value-type="string">
            <text:list xml:id="list11411598117250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сновні поняття і технології організації мереж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7">
          <table:table-cell table:style-name="Таблица2.A2" office:value-type="string">
            <text:list xml:id="list114116517328179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Основні поняття і технології організації мереж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8">
          <table:table-cell table:style-name="Таблица2.A2" office:value-type="string">
            <text:list xml:id="list11411712689881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Фізичні компоненти мережі: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39">
          <table:table-cell table:style-name="Таблица2.A2" office:value-type="string">
            <text:list xml:id="list11411614724540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<text:span text:style-name="apple-style-span"><text:span text:style-name="T4">Топології мереж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0">
          <table:table-cell table:style-name="Таблица2.A2" office:value-type="string">
            <text:list xml:id="list11411680198333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7. Ноутбуки.</text:p>
          </table:table-cell>
          <table:table-cell table:style-name="Таблица2.C2" office:value-type="string">
            <text:p text:style-name="P14">3</text:p>
          </table:table-cell>
        </table:table-row>
        <table:table-row table:style-name="Таблица2.41">
          <table:table-cell table:style-name="Таблица2.A2" office:value-type="string">
            <text:list xml:id="list11411525190165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6"><text:span text:style-name="apple-style-span"><text:span text:style-name="T4">Порівняння та відмінності настільних та портативних</text:span></text:span><text:span text:style-name="apple-style-span"><text:span text:style-name="T6"> комп’ютерів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2">
          <table:table-cell table:style-name="Таблица2.A2" office:value-type="string">
            <text:list xml:id="list11411695043621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8">Порівняння<text:span text:style-name="apple-style-span"><text:span text:style-name="T6"> типів моніторів. 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3">
          <table:table-cell table:style-name="Таблица2.A2" office:value-type="string">
            <text:list xml:id="list11411526120838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8. Мобільні пристрої.</text:p>
          </table:table-cell>
          <table:table-cell table:style-name="Таблица2.C2" office:value-type="string">
            <text:p text:style-name="P14">3</text:p>
          </table:table-cell>
        </table:table-row>
        <table:table-row table:style-name="Таблица2.44">
          <table:table-cell table:style-name="Таблица2.A2" office:value-type="string">
            <text:list xml:id="list114115224797781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0">Устаткування мобільних пристроїв: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5">
          <table:table-cell table:style-name="Таблица2.A2" office:value-type="string">
            <text:list xml:id="list11411563939688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0">Порівняння сенсорних інтерфейсів Android та іOS: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6">
          <table:table-cell table:style-name="Таблица2.A2" office:value-type="string">
            <text:list xml:id="list11411531149500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9. Принтери.</text:p>
          </table:table-cell>
          <table:table-cell table:style-name="Таблица2.C2" office:value-type="string">
            <text:p text:style-name="P14">3</text:p>
          </table:table-cell>
        </table:table-row>
        <table:table-row table:style-name="Таблица2.47">
          <table:table-cell table:style-name="Таблица2.A2" office:value-type="string">
            <text:list xml:id="list11411588966488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7"><text:span text:style-name="apple-style-span"><text:span text:style-name="T4">Загальні функції, характеристики і можливості принтерів. 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8">
          <table:table-cell table:style-name="Таблица2.A2" office:value-type="string">
            <text:list xml:id="list11411618662801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Взаємодії принтера з комп'ютером. 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49">
          <table:table-cell table:style-name="Таблица2.A2" office:value-type="string">
            <text:list xml:id="list11411519437708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10. Основи комп’ютерної безпеки. <text:s/></text:p>
          </table:table-cell>
          <table:table-cell table:style-name="Таблица2.C2" office:value-type="string">
            <text:p text:style-name="P14">4</text:p>
          </table:table-cell>
        </table:table-row>
        <table:table-row table:style-name="Таблица2.50">
          <table:table-cell table:style-name="Таблица2.A2" office:value-type="string">
            <text:list xml:id="list11411650224816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7"><text:span text:style-name="apple-style-span"><text:span text:style-name="T4">Комп’ютерна злочинність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1">
          <table:table-cell table:style-name="Таблица2.A2" office:value-type="string">
            <text:list xml:id="list11411555460777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7"><text:span text:style-name="apple-style-span"><text:span text:style-name="T4">Процедури безпеки. Політики безпеки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2">
          <table:table-cell table:style-name="Таблица2.A2" office:value-type="string">
            <text:list xml:id="list114115346401644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7"><text:span text:style-name="apple-style-span"><text:span text:style-name="T4">Захист фізичного обладнання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3">
          <table:table-cell table:style-name="Таблица2.A2" office:value-type="string">
            <text:list xml:id="list11411517518779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11. ІТ-спеціаліст.</text:p>
          </table:table-cell>
          <table:table-cell table:style-name="Таблица2.C2" office:value-type="string">
            <text:p text:style-name="P14">2</text:p>
          </table:table-cell>
        </table:table-row>
        <table:table-row table:style-name="Таблица2.54">
          <table:table-cell table:style-name="Таблица2.A2" office:value-type="string">
            <text:list xml:id="list11411726977374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7"><text:span text:style-name="apple-style-span"><text:span text:style-name="T3">ІТ-спеціаліст та комунікаційні навички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5">
          <table:table-cell table:style-name="Таблица2.A2" office:value-type="string">
            <text:list xml:id="list114115156647458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Модуль 12. Пошук і усунення складних неполадок.</text:p>
          </table:table-cell>
          <table:table-cell table:style-name="Таблица2.C2" office:value-type="string">
            <text:p text:style-name="P14">6</text:p>
          </table:table-cell>
        </table:table-row>
        <table:table-row table:style-name="Таблица2.56">
          <table:table-cell table:style-name="Таблица2.A2" office:value-type="string">
            <text:list xml:id="list114115790913887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9"><text:span text:style-name="apple-style-span"><text:span text:style-name="T4">Компоненти комп'ютера і периферійні пристрої.</text:span></text:span>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7">
          <table:table-cell table:style-name="Таблица2.A2" office:value-type="string">
            <text:list xml:id="list11411533522366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2">Застосування процедури пошуку та усунення неполадок операційних систем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58">
          <table:table-cell table:style-name="Таблица2.A2" office:value-type="string">
            <text:list xml:id="list11411696220213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3">Застосування процедури пошуку та усунення неполадок мереж</text:p>
          </table:table-cell>
          <table:table-cell table:style-name="Таблица2.C2" office:value-type="string">
            <text:p text:style-name="P14"/>
          </table:table-cell>
        </table:table-row>
        <text:soft-page-break/>
        <table:table-row table:style-name="Таблица2.59">
          <table:table-cell table:style-name="Таблица2.A2" office:value-type="string">
            <text:list xml:id="list11411517903151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3">Застосування процедури пошуку та усунення неполадок принтерів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0">
          <table:table-cell table:style-name="Таблица2.A2" office:value-type="string">
            <text:list xml:id="list11411518733792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3">Застосування процедури пошуку та усунення неполадок забезпечення безпеки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1">
          <table:table-cell table:style-name="Таблица2.A2" office:value-type="string">
            <text:list xml:id="list114116462305001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Підсумковий залік.</text:p>
          </table:table-cell>
          <table:table-cell table:style-name="Таблица2.C2" office:value-type="string">
            <text:p text:style-name="P14">4</text:p>
          </table:table-cell>
        </table:table-row>
        <table:table-row table:style-name="Таблица2.62">
          <table:table-cell table:style-name="Таблица2.A2" office:value-type="string">
            <text:list xml:id="list11411671603720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8">Повторення матеріалу курсу. 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3">
          <table:table-cell table:style-name="Таблица2.A2" office:value-type="string">
            <text:list xml:id="list114116166425291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8">Повторення матеріалу курсу. 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4">
          <table:table-cell table:style-name="Таблица2.A2" office:value-type="string">
            <text:list xml:id="list114116879374125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8">Повторення матеріалу курсу. 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5">
          <table:table-cell table:style-name="Таблица2.A2" office:value-type="string">
            <text:list xml:id="list11411593069986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Зворотній зв’язок та узагальнення матеріалу курсу.</text:p>
          </table:table-cell>
          <table:table-cell table:style-name="Таблица2.C2" office:value-type="string">
            <text:p text:style-name="P14">2</text:p>
          </table:table-cell>
        </table:table-row>
        <table:table-row table:style-name="Таблица2.66">
          <table:table-cell table:style-name="Таблица2.A2" office:value-type="string">
            <text:list xml:id="list114115909933090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8">Анкетування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7">
          <table:table-cell table:style-name="Таблица2.A2" office:value-type="string">
            <text:list xml:id="list114117301065569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Отримання сертифікатів.</text:p>
          </table:table-cell>
          <table:table-cell table:style-name="Таблица2.C2" office:value-type="string">
            <text:p text:style-name="P14">2</text:p>
          </table:table-cell>
        </table:table-row>
        <table:table-row table:style-name="Таблица2.68">
          <table:table-cell table:style-name="Таблица2.A2" office:value-type="string">
            <text:list xml:id="list114116533044213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0">Отримання сертифікатів.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69">
          <table:table-cell table:style-name="Таблица2.A2" office:value-type="string">
            <text:list xml:id="list114117182677266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15">Резерв. </text:p>
          </table:table-cell>
          <table:table-cell table:style-name="Таблица2.C2" office:value-type="string">
            <text:p text:style-name="P16">2</text:p>
          </table:table-cell>
        </table:table-row>
        <table:table-row table:style-name="Таблица2.70">
          <table:table-cell table:style-name="Таблица2.A2" office:value-type="string">
            <text:list xml:id="list114116584329652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1">Резерв. 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71">
          <table:table-cell table:style-name="Таблица2.A2" office:value-type="string">
            <text:list xml:id="list114116488410239" text:continue-numbering="true" text:style-name="WW8Num13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21">Резерв. </text:p>
          </table:table-cell>
          <table:table-cell table:style-name="Таблица2.C2" office:value-type="string">
            <text:p text:style-name="P14"/>
          </table:table-cell>
        </table:table-row>
        <table:table-row table:style-name="Таблица2.72">
          <table:table-cell table:style-name="Таблица2.A2" table:number-columns-spanned="2" office:value-type="string">
            <text:p text:style-name="P15">Усього годин</text:p>
          </table:table-cell>
          <table:covered-table-cell/>
          <table:table-cell table:style-name="Таблица2.C2" office:value-type="string">
            <text:p text:style-name="P24"><field:fieldmark-start text:name="__Fieldmark__1025_1398117981" field:type="vnd.oasis.opendocument.field.UNHANDLED"><field:param field:name="vnd.oasis.opendocument.field.code" field:value=" =SUM(ABOVE) "/><field:param field:name="vnd.oasis.opendocument.field.id" field:value="34"/></field:fieldmark-start>70<field:fieldmark-end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ПОГОДЖЕНО<text:tab/><text:tab/><text:tab/><text:tab/><text:tab/><text:tab/><text:tab/><text:tab/><text:tab/><text:tab/>ЗАТВЕРДЖЕНО</text:p>
      <text:p text:style-name="P34"><text:span text:style-name="T10">Заступник</text:span> директора _________ <text:span text:style-name="T11">О</text:span>.<text:span text:style-name="T11">М</text:span>. <text:span text:style-name="T11">Невтира</text:span><text:tab/><text:tab/><text:tab/> <text:tab/><text:tab/><text:span text:style-name="T10">Д</text:span>иректор <text:span text:style-name="T10">школи</text:span> ____________ Л.М. Воробйов</text:p>
      <text:p text:style-name="P34">____________ 201<text:span text:style-name="T10">7</text:span> р.<text:tab/><text:tab/><text:tab/><text:tab/><text:tab/><text:tab/><text:tab/><text:tab/><text:tab/> _____________ 201<text:span text:style-name="T10">7</text:span> р.<text:tab/></text:p>
      <text:p text:style-name="P34">____________ 201<text:span text:style-name="T10">8</text:span> р.<text:tab/><text:tab/><text:tab/><text:tab/><text:tab/><text:tab/><text:tab/><text:tab/><text:tab/>_____________ 201<text:span text:style-name="T10">8</text:span> р.</text:p>
      <text:p text:style-name="P38"/>
      <text:p text:style-name="P38"/>
      <text:p text:style-name="P38"/>
      <text:p text:style-name="P38"/>
      <text:p text:style-name="P38"/>
      <text:p text:style-name="P35">Календарно-тематичне планування з <text:span text:style-name="T12">і</text:span>нформатики </text:p>
      <text:p text:style-name="P36">Факультативний курс за вибором </text:p>
      <text:p text:style-name="P35"><text:span text:style-name="T13">“Основи </text:span><text:span text:style-name="T14">апаратного та програмного забезпечення</text:span><text:span text:style-name="T13">”</text:span> для <text:span text:style-name="T15">11</text:span> класів</text:p>
      <text:p text:style-name="P35"><text:span text:style-name="T10">в</text:span>читель Трубіцина А.Л.</text:p>
      <text:p text:style-name="P35">201<text:span text:style-name="T10">7</text:span>-201<text:span text:style-name="T10">8</text:span> н.р.</text:p>
      <text:p text:style-name="P36"/>
      <text:p text:style-name="P37"/>
      <text:p text:style-name="P37"/>
      <text:p text:style-name="P33"/>
      <text:p text:style-name="P39"><text:span text:style-name="T16"><text:tab/></text:span><text:span text:style-name="T17">Погоджено на засіданні </text:span><text:span text:style-name="T18">Ш</text:span><text:span text:style-name="T17">МО</text:span></text:p>
      <text:p text:style-name="P32"><text:tab/><text:tab/>протокол № _____ від ___________ р.</text:p>
      <text:p text:style-name="P32"><text:tab/><text:tab/>кер. <text:span text:style-name="T9">Ш</text:span>МО _________________ В.В. Маляренко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msonormalbullet1.gif" style:family="paragraph" style:parent-style-name="Standard">
      <style:paragraph-properties fo:margin-top="0.494cm" fo:margin-bottom="0.494cm" loext:contextual-spacing="false"/>
      <style:text-properties style:font-name-asian="Calibri" style:font-family-asian="Calibri" style:font-family-generic-asian="swiss" style:font-pitch-asian="variable" style:font-size-complex="12pt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16:04.335137235</meta:creation-date>
    <dc:date>2018-01-29T11:41:14.794065765</dc:date>
    <meta:editing-duration>PT8M55S</meta:editing-duration>
    <meta:editing-cycles>7</meta:editing-cycles>
    <meta:generator>LibreOffice/5.4.4.2$Linux_X86_64 LibreOffice_project/40m0$Build-2</meta:generator>
    <meta:document-statistic meta:table-count="1" meta:image-count="0" meta:object-count="0" meta:page-count="4" meta:paragraph-count="174" meta:word-count="485" meta:character-count="3613" meta:non-whitespace-character-count="3251"/>
  </office:meta>
</office:document-meta>
</file>